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abb" officeooo:paragraph-rsid="000693cf"/>
    </style:style>
    <style:style style:name="P2" style:family="paragraph" style:parent-style-name="Text_20_body">
      <style:text-properties officeooo:rsid="000693cf" officeooo:paragraph-rsid="000693cf"/>
    </style:style>
    <style:style style:name="P3" style:family="paragraph" style:parent-style-name="Text_20_body">
      <style:text-properties officeooo:rsid="000aef1d" officeooo:paragraph-rsid="000aef1d"/>
    </style:style>
    <style:style style:name="P4" style:family="paragraph" style:parent-style-name="Text_20_body">
      <style:text-properties fo:font-weight="normal" officeooo:rsid="000af331" officeooo:paragraph-rsid="000af331" style:font-weight-asian="normal" style:font-weight-complex="normal"/>
    </style:style>
    <style:style style:name="P5" style:family="paragraph" style:parent-style-name="Text_20_body">
      <style:text-properties fo:font-weight="normal" officeooo:rsid="00168d7b" officeooo:paragraph-rsid="00168d7b" style:font-weight-asian="normal" style:font-weight-complex="normal"/>
    </style:style>
    <style:style style:name="P6" style:family="paragraph" style:parent-style-name="Text_20_body">
      <style:text-properties fo:font-weight="normal" officeooo:rsid="001bf89e" officeooo:paragraph-rsid="001bf89e" style:font-weight-asian="normal" style:font-weight-complex="normal"/>
    </style:style>
    <style:style style:name="P7" style:family="paragraph" style:parent-style-name="Text_20_body">
      <style:text-properties officeooo:rsid="00168d7b" officeooo:paragraph-rsid="00168d7b"/>
    </style:style>
    <style:style style:name="P8" style:family="paragraph" style:parent-style-name="Text_20_body">
      <style:text-properties officeooo:rsid="00168d7b" officeooo:paragraph-rsid="001d1cb3"/>
    </style:style>
    <style:style style:name="P9" style:family="paragraph" style:parent-style-name="Text_20_body">
      <style:text-properties fo:font-style="normal" fo:font-weight="normal" officeooo:rsid="001d1cb3" officeooo:paragraph-rsid="001d1cb3" style:font-style-asian="normal" style:font-weight-asian="normal" style:font-style-complex="normal" style:font-weight-complex="normal"/>
    </style:style>
    <style:style style:name="P10" style:family="paragraph" style:parent-style-name="Title">
      <style:text-properties officeooo:rsid="00019abb" officeooo:paragraph-rsid="000693cf"/>
    </style:style>
    <style:style style:name="P11" style:family="paragraph" style:parent-style-name="Text_20_body">
      <style:text-properties officeooo:rsid="001d1cb3" officeooo:paragraph-rsid="001d1cb3"/>
    </style:style>
    <style:style style:name="P12" style:family="paragraph" style:parent-style-name="Text_20_body">
      <style:text-properties fo:font-style="normal" fo:font-weight="normal" officeooo:rsid="001d1cb3" officeooo:paragraph-rsid="001d1cb3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1e5781" officeooo:paragraph-rsid="001e5781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209002" officeooo:paragraph-rsid="00209002" style:font-style-asian="normal" style:font-weight-asian="normal" style:font-style-complex="normal" style:font-weight-complex="normal"/>
    </style:style>
    <style:style style:name="P15" style:family="paragraph" style:parent-style-name="Heading_20_3">
      <style:text-properties officeooo:rsid="00019abb" officeooo:paragraph-rsid="000693cf"/>
    </style:style>
    <style:style style:name="T1" style:family="text">
      <style:text-properties officeooo:rsid="00168d7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c78" style:font-style-asian="normal" style:font-style-complex="normal"/>
    </style:style>
    <style:style style:name="T5" style:family="text">
      <style:text-properties officeooo:rsid="001b9c78"/>
    </style:style>
    <style:style style:name="T6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officeooo:rsid="001fa3bd"/>
    </style:style>
    <style:style style:name="T8" style:family="text">
      <style:text-properties officeooo:rsid="002413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vanced Python Lab <text:span text:style-name="T1">3</text:span>.</text:p>
      <text:p text:style-name="P1"/>
      <text:h text:style-name="P15" text:outline-level="3">Objective: </text:h>
      <text:p text:style-name="P7">Gain an understanding of how and when to use operator overloadi<text:span text:style-name="T7">ng with Python as well as how to implement inheritance with Abstract Base Classes and be able to create custom iterators. </text:span></text:p>
      <text:h text:style-name="P15" text:outline-level="3">Exercise:</text:h>
      <text:p text:style-name="P11">Part 1.</text:p>
      <text:p text:style-name="P8">The Acme Chocolate Company has submitted a survey to its customers to find out what are the most and least popular products. <text:s text:c="2"/>The survey is located in the data directory under the file name <text:span text:style-name="T2">survey.dat</text:span><text:span text:style-name="T3">. <text:s text:c="2"/></text:span><text:span text:style-name="T4">Create a list of sorted Products, sorted by popularity.</text:span></text:p>
      <text:p text:style-name="P3">Write your code so that all of the unit tests provided in the test suite pass. </text:p>
      <text:p text:style-name="P5">You will need to override <text:span text:style-name="T5">at least two</text:span> comparison methods, <text:span text:style-name="T5">equal to and one of the following: </text:span>greater <text:span text:style-name="T5">than, less than, less than or equal to, greater than or equal to</text:span> for the Product class. <text:s text:c="2"/></text:p>
      <text:p text:style-name="P6">Please override the Products __str__ method to allow a printout of each Product and its popularity rank. </text:p>
      <text:p text:style-name="P6"/>
      <text:p text:style-name="P9">Part 2. </text:p>
      <text:p text:style-name="P9">Acme Chocolate Company has decided to have three tiers of customers, Silver, Gold and Platinum. <text:s/>Change the application so that there are now three classes of customers which inherit from an Abstract Base class of customer. <text:s text:c="2"/>Silver customers will have a <text:span text:style-name="T8">2</text:span> per cent discount per line item in the order, <text:s/>Gold Customers will have a 5 per cent discount per line item and Platinum customers will receive a 7.5 per cent discount on order items. </text:p>
      <text:p text:style-name="P9">Create a mixin class for orders that will calculate the discount for each order based on the Customer's tier. </text:p>
      <text:p text:style-name="P9"/>
      <text:p text:style-name="P13">Part 3.</text:p>
      <text:p text:style-name="P13">Create an Iterator object that will allow the ability to iterate over a list of Customers by the total price of orders that they have currently in the system, from least to most. <text:s/></text:p>
      <text:p text:style-name="P13">Create an iterator object that will allow the ability to iterate over a list of Products by survey rank. </text:p>
      <text:p text:style-name="P14">Create an iterator object that will allow the ability to iterate over a list of Orders by customer ID.</text:p>
      <text:p text:style-name="P14"/>
      <text:p text:style-name="P13"/>
      <text:p text:style-name="P4"/>
      <text:p text:style-name="P4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9:38:39.241499432</meta:creation-date>
    <dc:date>2016-10-11T15:38:38.488686773</dc:date>
    <meta:editing-duration>P1DT19H33M36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16" meta:word-count="321" meta:character-count="1823" meta:non-whitespace-character-count="1497"/>
  </office:meta>
</office:document-meta>
</file>